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Kategorie</text:p>
          </table:table-cell>
          <table:table-cell table:style-name="ce2" office:value-type="string">
            <text:p>Feature</text:p>
          </table:table-cell>
          <table:table-cell table:style-name="ce3" office:value-type="string" table:number-columns-spanned="3" table:number-rows-spanned="1">
            <text:p>getestet i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V 0.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DAP Tre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py same lev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py to subnod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ve same level (fail!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ve subnod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eate ali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Create same lev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eate subnode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All wizard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DAP Filter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NOT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External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Contains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starts with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ends with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Search/Replace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Simple Search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Bypass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Edit filter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Edit filter object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Move filter object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Delete filter objec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Connection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>
            <text:p>Create connection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Check connection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Edit connection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Show conne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ant access us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move access us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ant access grou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move access grou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 connec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LS/LDA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perty edit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proper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dit proper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move proper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me (cn/ou, etc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boboxes stat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boboxes dynamic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Usabi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ert box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zard window posi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ypress events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6.07.2010</text:date>, <text:time>15:52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mosshammer </meta:initial-creator>
    <meta:creation-date>2010-07-06T15:45:03</meta:creation-date>
    <dc:date>2010-07-06T15:52:17</dc:date>
    <dc:creator>jmosshammer </dc:creator>
    <meta:editing-duration>PT00H07M16S</meta:editing-duration>
    <meta:editing-cycles>1</meta:editing-cycles>
    <meta:document-statistic meta:table-count="3" meta:cell-count="51" meta:object-count="0"/>
    <meta:generator>OpenOffice.org/3.2$Unix OpenOffice.org_project/320m12$Build-9483</meta:generator>
  </office:meta>
</office:document-meta>
</file>